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wiss" style:font-pitch="variable"/>
    <style:font-face style:name="Lohit Devanagari" svg:font-family="Lohit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fo:color="#000000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Названиекниги" style:family="text">
      <style:text-properties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TableColumn33" style:family="table-column">
      <style:table-column-properties style:column-width="3.0201in" style:use-optimal-column-width="false"/>
    </style:style>
    <style:style style:name="TableColumn34" style:family="table-column">
      <style:table-column-properties style:column-width="1.8118in" style:use-optimal-column-width="false"/>
    </style:style>
    <style:style style:name="TableColumn35" style:family="table-column">
      <style:table-column-properties style:column-width="2.0111in" style:use-optimal-column-width="false"/>
    </style:style>
    <style:style style:name="Table32" style:family="table">
      <style:table-properties style:width="6.843in" style:rel-width="100%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vertical-align="bottom" fo:padding-top="0in" fo:padding-left="0.075in" fo:padding-bottom="0in" fo:padding-right="0.075in"/>
    </style:style>
    <style:style style:name="T3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weight="bold" style:font-weight-asian="bold" style:font-weight-complex="bold" fo:color="#000000" fo:font-size="14pt" style:font-size-asian="14pt" style:font-size-complex="14pt"/>
    </style:style>
    <style:style style:name="TableCell41" style:family="table-cell">
      <style:table-cell-properties fo:border="none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vertical-align="bottom" fo:padding-top="0in" fo:padding-left="0.075in" fo:padding-bottom="0in" fo:padding-right="0.075in"/>
    </style:style>
    <style:style style:name="P45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 style:font-weight-complex="bold" fo:color="#000000" fo:font-size="14pt" style:font-size-asian="14pt" style:font-size-complex="14pt"/>
    </style:style>
    <style:style style:name="TableCell48" style:family="table-cell">
      <style:table-cell-properties fo:border="none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4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5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font-weight="bold" style:font-weight-asian="bold" fo:color="#000000" fo:font-size="14pt" style:font-size-asian="14pt" style:font-size-complex="14pt"/>
    </style:style>
    <style:style style:name="P57" style:parent-style-name="Standard" style:family="paragraph">
      <style:paragraph-properties fo:text-align="justify" fo:line-height="150%" fo:text-indent="0.4923in"/>
    </style:style>
    <style:style style:name="T58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59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P61" style:parent-style-name="Обычный" style:family="paragraph">
      <style:paragraph-properties fo:text-align="justify" fo:line-height="120%" fo:text-indent="0.3937in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64" style:parent-style-name="Обычный" style:family="paragraph">
      <style:paragraph-properties fo:text-align="justify" fo:line-height="120%" fo:text-indent="0.3937in"/>
    </style:style>
    <style:style style:name="T6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0" style:parent-style-name="Обычный" style:family="paragraph">
      <style:paragraph-properties fo:text-align="justify" fo:line-height="120%" fo:text-indent="0.3937in"/>
    </style:style>
    <style:style style:name="T7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79" style:parent-style-name="Standard" style:family="paragraph">
      <style:paragraph-properties fo:text-align="justify" fo:line-height="150%" fo:text-indent="0.4923in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  <style:style style:name="T81" style:parent-style-name="Основнойшрифтабзаца" style:family="text">
      <style:text-properties fo:color="#000000" fo:font-size="14pt" style:font-size-asian="14pt" style:font-size-complex="14pt"/>
    </style:style>
    <style:style style:name="T82" style:parent-style-name="Основнойшрифтабзаца" style:family="text">
      <style:text-properties fo:color="#000000"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4" style:parent-style-name="Standard" style:family="paragraph">
      <style:paragraph-properties fo:text-align="justify" fo:line-height="150%" fo:text-indent="0.4923in"/>
    </style:style>
    <style:style style:name="T85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font-size="14pt" style:font-size-asian="14pt" fo:language="en" fo:country="US"/>
    </style:style>
    <style:style style:name="T9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P92" style:parent-style-name="Standard" style:family="paragraph">
      <style:paragraph-properties fo:text-align="justify" fo:line-height="150%"/>
    </style:style>
    <style:style style:name="T9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line-height="150%" fo:text-indent="0.4923in"/>
    </style:style>
    <style:style style:name="T96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fo:color="#000000" fo:font-size="14pt" style:font-size-asian="14pt" style:font-size-complex="14pt"/>
    </style:style>
    <style:style style:name="P98" style:parent-style-name="Standard" style:family="paragraph">
      <style:paragraph-properties fo:text-align="justify" fo:line-height="150%" fo:text-indent="0.4923in"/>
    </style:style>
    <style:style style:name="T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color="#000000" fo:font-size="14pt" style:font-size-asian="14pt" style:font-size-complex="14pt"/>
    </style:style>
    <style:style style:name="P101" style:parent-style-name="Standard" style:family="paragraph">
      <style:paragraph-properties fo:text-align="justify" fo:line-height="150%" fo:text-indent="0.4923in"/>
    </style:style>
    <style:style style:name="T1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color="#000000" fo:font-size="14pt" style:font-size-asian="14pt" style:font-size-complex="14pt"/>
    </style:style>
    <style:style style:name="T104" style:parent-style-name="Основнойшрифтабзаца" style:family="text">
      <style:text-properties fo:color="#000000" fo:font-size="14pt" style:font-size-asian="14pt" style:font-size-complex="14pt"/>
    </style:style>
    <style:style style:name="P10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0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4923in"/>
    </style:style>
    <style:style style:name="T108" style:parent-style-name="Основнойшрифтабзаца" style:family="text">
      <style:text-properties fo:color="#000000" fo:font-size="14pt" style:font-size-asian="14pt" style:font-size-complex="14pt"/>
    </style:style>
    <style:style style:name="P10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2" style:parent-style-name="Standard" style:family="paragraph">
      <style:paragraph-properties fo:text-align="justify" fo:line-height="150%" fo:text-indent="0.4923in"/>
    </style:style>
    <style:style style:name="T113" style:parent-style-name="Основнойшрифтабзаца" style:family="text">
      <style:text-properties fo:color="#000000" fo:font-size="14pt" style:font-size-asian="14pt" style:font-size-complex="14pt"/>
    </style:style>
    <style:style style:name="T1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color="#000000" fo:font-size="14pt" style:font-size-asian="14pt" style:font-size-complex="14pt"/>
    </style:style>
    <style:style style:name="T11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18" style:parent-style-name="Основнойшрифтабзаца" style:family="text">
      <style:text-properties fo:color="#000000" fo:font-size="14pt" style:font-size-asian="14pt" style:font-size-complex="14pt"/>
    </style:style>
    <style:style style:name="P119" style:parent-style-name="Standard" style:family="paragraph">
      <style:paragraph-properties fo:text-align="justify" fo:line-height="150%" fo:text-indent="0.4923in"/>
    </style:style>
    <style:style style:name="T120" style:parent-style-name="Основнойшрифтабзаца" style:family="text">
      <style:text-properties fo:color="#000000" fo:font-size="14pt" style:font-size-asian="14pt" style:font-size-complex="14pt"/>
    </style:style>
    <style:style style:name="T121" style:parent-style-name="Основнойшрифтабзаца" style:family="text">
      <style:text-properties fo:color="#000000" fo:font-size="14pt" style:font-size-asian="14pt" style:font-size-complex="14pt"/>
    </style:style>
    <style:style style:name="T1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color="#000000" fo:font-size="14pt" style:font-size-asian="14pt" style:font-size-complex="14pt"/>
    </style:style>
    <style:style style:name="T1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color="#000000" fo:font-size="14pt" style:font-size-asian="14pt" style:font-size-complex="14pt"/>
    </style:style>
    <style:style style:name="T1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color="#000000" fo:font-size="14pt" style:font-size-asian="14pt" style:font-size-complex="14pt"/>
    </style:style>
    <style:style style:name="T1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color="#000000" fo:font-size="14pt" style:font-size-asian="14pt" style:font-size-complex="14pt"/>
    </style:style>
    <style:style style:name="T13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32" style:parent-style-name="Основнойшрифтабзаца" style:family="text">
      <style:text-properties fo:color="#000000" fo:font-size="14pt" style:font-size-asian="14pt" style:font-size-complex="14pt"/>
    </style:style>
    <style:style style:name="T1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color="#000000" fo:font-size="14pt" style:font-size-asian="14pt" style:font-size-complex="14pt"/>
    </style:style>
    <style:style style:name="T13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color="#000000" fo:font-size="14pt" style:font-size-asian="14pt" style:font-size-complex="14pt"/>
    </style:style>
    <style:style style:name="T138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color="#000000" fo:font-size="14pt" style:font-size-asian="14pt" style:font-size-complex="14pt"/>
    </style:style>
    <style:style style:name="T1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color="#000000" fo:font-size="14pt" style:font-size-asian="14pt" style:font-size-complex="14pt"/>
    </style:style>
    <style:style style:name="T14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color="#000000" fo:font-size="14pt" style:font-size-asian="14pt" style:font-size-complex="14pt"/>
    </style:style>
    <style:style style:name="T14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color="#000000" fo:font-size="14pt" style:font-size-asian="14pt" style:font-size-complex="14pt"/>
    </style:style>
    <style:style style:name="T14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51" style:parent-style-name="Standard" style:family="paragraph">
      <style:paragraph-properties fo:text-align="justify" fo:line-height="150%" fo:text-indent="0.4923in"/>
    </style:style>
    <style:style style:name="T152" style:parent-style-name="Основнойшрифтабзаца" style:family="text">
      <style:text-properties fo:color="#000000" fo:font-size="14pt" style:font-size-asian="14pt" style:font-size-complex="14pt"/>
    </style:style>
    <style:style style:name="T15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color="#000000" fo:font-size="14pt" style:font-size-asian="14pt" style:font-size-complex="14pt"/>
    </style:style>
    <style:style style:name="P15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57" style:parent-style-name="Standard" style:family="paragraph">
      <style:paragraph-properties fo:text-align="justify" fo:line-height="150%" fo:text-indent="0.4923in"/>
    </style:style>
    <style:style style:name="T158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1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font-size="14pt" style:font-size-asian="14pt" fo:language="en" fo:country="US"/>
    </style:style>
    <style:style style:name="T16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P165" style:parent-style-name="Standard" style:family="paragraph">
      <style:paragraph-properties fo:text-align="justify" fo:line-height="150%"/>
    </style:style>
    <style:style style:name="T16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P168" style:parent-style-name="Standard" style:family="paragraph">
      <style:paragraph-properties fo:text-align="justify" fo:line-height="150%" fo:text-indent="0.4923in"/>
    </style:style>
    <style:style style:name="T169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70" style:parent-style-name="Основнойшрифтабзаца" style:family="text">
      <style:text-properties fo:color="#000000" fo:font-size="14pt" style:font-size-asian="14pt" style:font-size-complex="14pt"/>
    </style:style>
    <style:style style:name="P171" style:parent-style-name="Standard" style:family="paragraph">
      <style:paragraph-properties fo:text-align="justify" fo:line-height="150%" fo:text-indent="0.4923in"/>
    </style:style>
    <style:style style:name="T1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color="#000000" fo:font-size="14pt" style:font-size-asian="14pt" style:font-size-complex="14pt"/>
    </style:style>
    <style:style style:name="T174" style:parent-style-name="Основнойшрифтабзаца" style:family="text">
      <style:text-properties fo:color="#000000" fo:font-size="14pt" style:font-size-asian="14pt" style:font-size-complex="14pt"/>
    </style:style>
    <style:style style:name="P175" style:parent-style-name="Standard" style:family="paragraph">
      <style:paragraph-properties fo:text-align="justify" fo:line-height="150%" fo:text-indent="0.4923in"/>
    </style:style>
    <style:style style:name="T1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color="#000000" fo:font-size="14pt" style:font-size-asian="14pt" style:font-size-complex="14pt"/>
    </style:style>
    <style:style style:name="P17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text-indent="0.4923in"/>
    </style:style>
    <style:style style:name="T181" style:parent-style-name="Основнойшрифтабзаца" style:family="text">
      <style:text-properties fo:color="#000000" fo:font-size="14pt" style:font-size-asian="14pt" style:font-size-complex="14pt"/>
    </style:style>
    <style:style style:name="P18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5" style:parent-style-name="Standard" style:family="paragraph">
      <style:paragraph-properties fo:text-align="justify" fo:line-height="150%" fo:text-indent="0.4923in"/>
    </style:style>
    <style:style style:name="T186" style:parent-style-name="Основнойшрифтабзаца" style:family="text">
      <style:text-properties fo:color="#000000" fo:font-size="14pt" style:font-size-asian="14pt" style:font-size-complex="14pt"/>
    </style:style>
    <style:style style:name="T18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fo:color="#000000" fo:font-size="14pt" style:font-size-asian="14pt" style:font-size-complex="14pt"/>
    </style:style>
    <style:style style:name="T1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fo:color="#000000" fo:font-size="14pt" style:font-size-asian="14pt" style:font-size-complex="14pt"/>
    </style:style>
    <style:style style:name="T19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color="#000000" fo:font-size="14pt" style:font-size-asian="14pt" style:font-size-complex="14pt"/>
    </style:style>
    <style:style style:name="T1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color="#000000" fo:font-size="14pt" style:font-size-asian="14pt" style:font-size-complex="14pt"/>
    </style:style>
    <style:style style:name="T1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color="#000000" fo:font-size="14pt" style:font-size-asian="14pt" style:font-size-complex="14pt"/>
    </style:style>
    <style:style style:name="T1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color="#000000" fo:font-size="14pt" style:font-size-asian="14pt" style:font-size-complex="14pt"/>
    </style:style>
    <style:style style:name="T200" style:parent-style-name="Основнойшрифтабзаца" style:family="text">
      <style:text-properties fo:color="#000000" fo:font-size="14pt" style:font-size-asian="14pt" style:font-size-complex="14pt"/>
    </style:style>
    <style:style style:name="T20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color="#000000" fo:font-size="14pt" style:font-size-asian="14pt" style:font-size-complex="14pt"/>
    </style:style>
    <style:style style:name="T2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color="#000000" fo:font-size="14pt" style:font-size-asian="14pt" style:font-size-complex="14pt"/>
    </style:style>
    <style:style style:name="T20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fo:color="#000000" fo:font-size="14pt" style:font-size-asian="14pt" style:font-size-complex="14pt"/>
    </style:style>
    <style:style style:name="T20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color="#000000" fo:font-size="14pt" style:font-size-asian="14pt" style:font-size-complex="14pt"/>
    </style:style>
    <style:style style:name="T21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color="#000000" fo:font-size="14pt" style:font-size-asian="14pt" style:font-size-complex="14pt"/>
    </style:style>
    <style:style style:name="T212" style:parent-style-name="Основнойшрифтабзаца" style:family="text">
      <style:text-properties fo:color="#000000" fo:font-size="14pt" style:font-size-asian="14pt" style:font-size-complex="14pt"/>
    </style:style>
    <style:style style:name="T213" style:parent-style-name="Основнойшрифтабзаца" style:family="text">
      <style:text-properties fo:color="#000000" fo:font-size="14pt" style:font-size-asian="14pt" style:font-size-complex="14pt"/>
    </style:style>
    <style:style style:name="T21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color="#000000" fo:font-size="14pt" style:font-size-asian="14pt" style:font-size-complex="14pt"/>
    </style:style>
    <style:style style:name="T2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color="#000000" fo:font-size="14pt" style:font-size-asian="14pt" style:font-size-complex="14pt"/>
    </style:style>
    <style:style style:name="T2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fo:color="#000000" fo:font-size="14pt" style:font-size-asian="14pt" style:font-size-complex="14pt"/>
    </style:style>
    <style:style style:name="T22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color="#000000" fo:font-size="14pt" style:font-size-asian="14pt" style:font-size-complex="14pt"/>
    </style:style>
    <style:style style:name="T22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color="#000000" fo:font-size="14pt" style:font-size-asian="14pt" style:font-size-complex="14pt"/>
    </style:style>
    <style:style style:name="T22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color="#000000" fo:font-size="14pt" style:font-size-asian="14pt" style:font-size-complex="14pt"/>
    </style:style>
    <style:style style:name="T2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fo:color="#000000" fo:font-size="14pt" style:font-size-asian="14pt" style:font-size-complex="14pt"/>
    </style:style>
    <style:style style:name="T23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fo:color="#000000" fo:font-size="14pt" style:font-size-asian="14pt" style:font-size-complex="14pt"/>
    </style:style>
    <style:style style:name="T2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fo:color="#000000" fo:font-size="14pt" style:font-size-asian="14pt" style:font-size-complex="14pt"/>
    </style:style>
    <style:style style:name="T23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color="#000000" fo:font-size="14pt" style:font-size-asian="14pt" style:font-size-complex="14pt"/>
    </style:style>
    <style:style style:name="T23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fo:color="#000000" fo:font-size="14pt" style:font-size-asian="14pt" style:font-size-complex="14pt"/>
    </style:style>
    <style:style style:name="P240" style:parent-style-name="Standard" style:family="paragraph">
      <style:paragraph-properties fo:text-align="justify" fo:line-height="150%" fo:text-indent="0.4923in"/>
    </style:style>
    <style:style style:name="P24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42" style:parent-style-name="Standard" style:family="paragraph">
      <style:paragraph-properties fo:text-align="justify" fo:line-height="150%"/>
    </style:style>
    <style:style style:name="T243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2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P24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47" style:parent-style-name="Standard" style:family="paragraph">
      <style:paragraph-properties fo:text-align="justify" fo:line-height="150%" fo:text-indent="0.4923in"/>
    </style:style>
    <style:style style:name="T2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fo:color="#000000" fo:font-size="14pt" style:font-size-asian="14pt" style:font-size-complex="14pt"/>
    </style:style>
    <style:style style:name="P25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5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52" style:parent-style-name="Standard" style:family="paragraph">
      <style:paragraph-properties fo:text-align="justify" fo:line-height="150%" fo:text-indent="0.4923in"/>
    </style:style>
    <style:style style:name="T253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54" style:parent-style-name="Standard" style:family="paragraph">
      <style:paragraph-properties fo:text-align="justify" fo:line-height="150%" fo:margin-left="0.4923in">
        <style:tab-stops/>
      </style:paragraph-properties>
    </style:style>
    <style:style style:name="T255" style:parent-style-name="Основнойшрифтабзаца" style:family="text">
      <style:text-properties fo:color="#000000" fo:font-size="14pt" style:font-size-asian="14pt" style:font-size-complex="14pt"/>
    </style:style>
    <style:style style:name="T2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fo:color="#000000" fo:font-size="14pt" style:font-size-asian="14pt" style:font-size-complex="14pt"/>
    </style:style>
    <style:style style:name="T258" style:parent-style-name="Основнойшрифтабзаца" style:family="text">
      <style:text-properties fo:color="#000000" fo:font-size="14pt" style:font-size-asian="14pt" style:font-size-complex="14pt"/>
    </style:style>
    <style:style style:name="P259" style:parent-style-name="Standard" style:family="paragraph">
      <style:paragraph-properties fo:text-align="justify" fo:line-height="150%" fo:margin-left="0.4923in">
        <style:tab-stops/>
      </style:paragraph-properties>
    </style:style>
    <style:style style:name="P260" style:parent-style-name="Standard" style:family="paragraph">
      <style:paragraph-properties fo:text-align="justify" fo:line-height="150%"/>
    </style:style>
    <style:style style:name="T261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262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26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26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P267" style:parent-style-name="Standard" style:family="paragraph">
      <style:paragraph-properties fo:text-align="justify" fo:line-height="150%"/>
    </style:style>
    <style:style style:name="T268" style:parent-style-name="Основнойшрифтабзаца" style:family="text">
      <style:text-properties fo:color="#000000" fo:font-size="14pt" style:font-size-asian="14pt" style:font-size-complex="14pt"/>
    </style:style>
    <style:style style:name="T269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70" style:parent-style-name="Standard" style:family="paragraph">
      <style:paragraph-properties fo:text-align="justify" fo:line-height="150%"/>
    </style:style>
    <style:style style:name="T271" style:parent-style-name="Основнойшрифтабзаца" style:family="text">
      <style:text-properties fo:color="#000000" fo:font-size="14pt" style:font-size-asian="14pt" style:font-size-complex="14pt"/>
    </style:style>
    <style:style style:name="T272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274" style:parent-style-name="Основнойшрифтабзаца" style:family="text">
      <style:text-properties fo:color="#000000" fo:font-size="14pt" style:font-size-asian="14pt" style:font-size-complex="14pt"/>
    </style:style>
    <style:style style:name="T2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fo:color="#000000" fo:font-size="14pt" style:font-size-asian="14pt" style:font-size-complex="14pt"/>
    </style:style>
    <style:style style:name="T277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278" style:parent-style-name="Основнойшрифтабзаца" style:family="text">
      <style:text-properties fo:color="#000000" fo:font-size="14pt" style:font-size-asian="14pt" style:font-size-complex="14pt"/>
    </style:style>
    <style:style style:name="T2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color="#000000" fo:font-size="14pt" style:font-size-asian="14pt" style:font-size-complex="14pt"/>
    </style:style>
    <style:style style:name="T2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3" style:parent-style-name="Основнойшрифтабзаца" style:family="text">
      <style:text-properties fo:color="#000000" fo:font-size="14pt" style:font-size-asian="14pt" style:font-size-complex="14pt"/>
    </style:style>
    <style:style style:name="P284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285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286" style:parent-style-name="Standard" style:family="paragraph">
      <style:paragraph-properties fo:text-align="justify" fo:line-height="150%" fo:text-indent="0.4923in"/>
    </style:style>
    <style:style style:name="T287" style:parent-style-name="Основнойшрифтабзаца" style:family="text">
      <style:text-properties fo:color="#000000" fo:font-size="14pt" style:font-size-asian="14pt" style:font-size-complex="14pt"/>
    </style:style>
    <style:style style:name="T288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fo:color="#000000" fo:font-size="14pt" style:font-size-asian="14pt" style:font-size-complex="14pt"/>
    </style:style>
    <style:style style:name="T290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92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94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96" style:parent-style-name="Основнойшрифтабзаца" style:family="text">
      <style:text-properties fo:color="#000000" fo:font-size="14pt" style:font-size-asian="14pt" style:font-size-complex="14pt"/>
    </style:style>
    <style:style style:name="T297" style:parent-style-name="Основнойшрифтабзаца" style:family="text">
      <style:text-properties fo:color="#000000" fo:font-size="14pt" style:font-size-asian="14pt" style:font-size-complex="14pt"/>
    </style:style>
    <style:style style:name="T298" style:parent-style-name="Основнойшрифтабзаца" style:family="text">
      <style:text-properties fo:color="#000000" fo:font-size="14pt" style:font-size-asian="14pt" style:font-size-complex="14pt"/>
    </style:style>
    <style:style style:name="P29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TableColumn301" style:family="table-column">
      <style:table-column-properties style:column-width="3.343in"/>
    </style:style>
    <style:style style:name="TableColumn302" style:family="table-column">
      <style:table-column-properties style:column-width="0.0041in"/>
    </style:style>
    <style:style style:name="TableColumn303" style:family="table-column">
      <style:table-column-properties style:column-width="3.3388in"/>
    </style:style>
    <style:style style:name="Table300" style:family="table">
      <style:table-properties style:width="6.6861in" fo:margin-left="0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Standard" style:family="paragraph">
      <style:paragraph-properties fo:text-align="justify" fo:line-height="150%"/>
      <style:text-properties fo:language="en" fo:country="US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Standard" style:family="paragraph">
      <style:paragraph-properties fo:text-align="justify" fo:line-height="150%"/>
      <style:text-properties fo:language="en" fo:country="US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Standard" style:family="paragraph">
      <style:paragraph-properties fo:text-align="justify" fo:line-height="150%"/>
    </style:style>
    <style:style style:name="T312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Standard" style:family="paragraph">
      <style:paragraph-properties fo:text-align="justify" fo:line-height="150%"/>
      <style:text-properties fo:language="en" fo:country="US"/>
    </style:style>
    <style:style style:name="P315" style:parent-style-name="Standard" style:family="paragraph">
      <style:paragraph-properties fo:text-align="justify" fo:line-height="150%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Standard" style:family="paragraph">
      <style:paragraph-properties fo:text-align="justify" fo:line-height="150%"/>
    </style:style>
    <style:style style:name="T321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Standard" style:family="paragraph">
      <style:paragraph-properties fo:text-align="justify" fo:line-height="150%"/>
    </style:style>
    <style:style style:name="T324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T325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P326" style:parent-style-name="Standard" style:family="paragraph">
      <style:paragraph-properties fo:text-align="justify" fo:line-height="150%"/>
    </style:style>
    <style:style style:name="T327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T328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P329" style:parent-style-name="Standard" style:family="paragraph">
      <style:paragraph-properties fo:text-align="justify" fo:line-height="150%"/>
      <style:text-properties fo:color="#000000" fo:font-size="11pt" style:font-size-asian="11pt" style:font-size-complex="10pt" fo:background-color="#FFFFFF"/>
    </style:style>
    <style:style style:name="P330" style:parent-style-name="Standard" style:family="paragraph">
      <style:paragraph-properties fo:text-align="justify" fo:line-height="150%"/>
    </style:style>
    <style:style style:name="T331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T332" style:parent-style-name="Основнойшрифтабзаца" style:family="text">
      <style:text-properties fo:color="#000000" fo:font-size="11pt" style:font-size-asian="11pt" style:font-size-complex="10pt" fo:background-color="#FFFFFF" fo:language="en" fo:country="US"/>
    </style:style>
    <style:style style:name="T333" style:parent-style-name="Основнойшрифтабзаца" style:family="text">
      <style:text-properties fo:color="#000000" fo:font-size="11pt" style:font-size-asian="11pt" style:font-size-complex="10pt" fo:background-color="#FFFFFF" fo:language="en" fo:country="US"/>
    </style:style>
    <style:style style:name="T334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Standard" style:family="paragraph">
      <style:paragraph-properties fo:text-align="justify" fo:line-height="150%"/>
      <style:text-properties fo:language="en" fo:country="US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Standard" style:family="paragraph">
      <style:paragraph-properties fo:text-align="justify" fo:line-height="150%"/>
      <style:text-properties fo:language="en" fo:country="US"/>
    </style:style>
    <style:style style:name="P340" style:parent-style-name="Standard" style:family="paragraph">
      <style:paragraph-properties fo:text-align="justify" fo:line-height="150%"/>
      <style:text-properties fo:language="en" fo:country="US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Standard" style:family="paragraph">
      <style:paragraph-properties fo:text-align="justify" fo:line-height="150%"/>
      <style:text-properties fo:language="en" fo:country="US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Standard" style:family="paragraph">
      <style:paragraph-properties fo:text-align="justify" fo:line-height="150%"/>
      <style:text-properties fo:language="en" fo:country="US"/>
    </style:style>
    <style:style style:name="P346" style:parent-style-name="Standard" style:family="paragraph">
      <style:paragraph-properties fo:text-align="justify" fo:line-height="150%"/>
      <style:text-properties fo:language="en" fo:country="US"/>
    </style:style>
    <style:style style:name="P347" style:parent-style-name="Standard" style:family="paragraph">
      <style:paragraph-properties fo:text-align="justify" fo:line-height="150%"/>
      <style:text-properties fo:language="en" fo:country="US"/>
    </style:style>
    <style:style style:name="P348" style:parent-style-name="Standard" style:family="paragraph">
      <style:paragraph-properties fo:text-align="justify" fo:line-height="150%"/>
      <style:text-properties fo:language="en" fo:country="US"/>
    </style:style>
    <style:style style:name="P349" style:parent-style-name="Standard" style:family="paragraph">
      <style:paragraph-properties fo:text-align="justify" fo:line-height="150%"/>
      <style:text-properties fo:language="en" fo:country="US"/>
    </style:style>
    <style:style style:name="P350" style:parent-style-name="Standard" style:family="paragraph">
      <style:paragraph-properties fo:text-align="justify" fo:line-height="150%"/>
    </style:style>
    <style:style style:name="T351" style:parent-style-name="Основнойшрифтабзаца" style:family="text">
      <style:text-properties fo:language="en" fo:country="US"/>
    </style:style>
    <style:style style:name="P352" style:parent-style-name="Standard" style:family="paragraph">
      <style:paragraph-properties fo:text-align="justify" fo:line-height="150%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P355" style:parent-style-name="Standard" style:family="paragraph">
      <style:paragraph-properties fo:text-align="justify" fo:line-height="150%"/>
      <style:text-properties fo:language="en" fo:country="US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Standard" style:family="paragraph">
      <style:paragraph-properties fo:text-align="justify" fo:line-height="150%"/>
    </style:style>
    <style:style style:name="T358" style:parent-style-name="Основнойшрифтабзаца" style:family="text">
      <style:text-properties fo:language="en" fo:country="US"/>
    </style:style>
    <style:style style:name="P359" style:parent-style-name="Standard" style:family="paragraph">
      <style:paragraph-properties fo:text-align="justify" fo:line-height="150%"/>
      <style:text-properties fo:language="en" fo:country="US"/>
    </style:style>
    <style:style style:name="TableRow360" style:family="table-row">
      <style:table-row-properties style:min-row-height="0.6388in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Standard" style:family="paragraph">
      <style:paragraph-properties fo:text-align="justify" fo:line-height="150%"/>
    </style:style>
    <style:style style:name="T363" style:parent-style-name="Основнойшрифтабзаца" style:family="text">
      <style:text-properties style:letter-kerning="false" fo:language="en" fo:country="US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Standard" style:family="paragraph">
      <style:paragraph-properties fo:text-align="justify" fo:line-height="150%"/>
      <style:text-properties fo:language="en" fo:country="US"/>
    </style:style>
    <style:style style:name="P366" style:parent-style-name="Standard" style:family="paragraph">
      <style:paragraph-properties fo:text-align="justify" fo:line-height="150%"/>
      <style:text-properties fo:language="en" fo:country="US"/>
    </style:style>
    <style:style style:name="P367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36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6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370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7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P372" style:parent-style-name="Times14_РИО2" style:family="paragraph">
      <style:paragraph-properties fo:break-before="page" fo:text-align="center" fo:line-height="150%" fo:text-indent="0in"/>
    </style:style>
    <style:style style:name="T373" style:parent-style-name="Названиекниги" style:family="text">
      <style:text-properties fo:text-transform="uppercase" fo:color="#000000"/>
    </style:style>
    <style:style style:name="T374" style:parent-style-name="Названиекниги" style:family="text">
      <style:text-properties fo:text-transform="uppercase" fo:color="#000000" fo:language="en" fo:country="US"/>
    </style:style>
    <style:style style:name="T375" style:parent-style-name="Названиекниги" style:family="text">
      <style:text-properties fo:text-transform="uppercase" fo:color="#000000"/>
    </style:style>
    <style:style style:name="T376" style:parent-style-name="Названиекниги" style:family="text">
      <style:text-properties fo:text-transform="uppercase" fo:color="#000000" fo:language="en" fo:country="US"/>
    </style:style>
    <style:style style:name="P377" style:parent-style-name="Обычный" style:family="paragraph">
      <style:text-properties fo:language="en" fo:country="US"/>
    </style:style>
    <style:style style:name="P378" style:parent-style-name="Обычный" style:family="paragraph">
      <style:text-properties fo:language="en" fo:country="US"/>
    </style:style>
    <style:style style:name="P379" style:parent-style-name="Обычный" style:family="paragraph">
      <style:text-properties fo:language="en" fo:country="US"/>
    </style:style>
    <style:style style:name="P380" style:parent-style-name="Обычный" style:family="paragraph">
      <style:text-properties fo:language="en" fo:country="US"/>
    </style:style>
    <style:style style:name="P381" style:parent-style-name="Обычный" style:family="paragraph">
      <style:text-properties fo:language="en" fo:country="US"/>
    </style:style>
    <style:style style:name="P382" style:parent-style-name="Обычный" style:family="paragraph">
      <style:text-properties fo:language="en" fo:country="US"/>
    </style:style>
    <style:style style:name="P383" style:parent-style-name="Обычный" style:family="paragraph">
      <style:text-properties fo:language="en" fo:country="US"/>
    </style:style>
    <style:style style:name="P384" style:parent-style-name="Обычный" style:family="paragraph">
      <style:text-properties fo:language="en" fo:country="US"/>
    </style:style>
    <style:style style:name="P385" style:parent-style-name="Обычный" style:family="paragraph">
      <style:text-properties fo:language="en" fo:country="US"/>
    </style:style>
    <style:style style:name="P386" style:parent-style-name="Обычный" style:family="paragraph">
      <style:text-properties fo:language="en" fo:country="US"/>
    </style:style>
    <style:style style:name="P387" style:parent-style-name="Обычный" style:family="paragraph">
      <style:text-properties fo:language="en" fo:country="US"/>
    </style:style>
    <style:style style:name="P388" style:parent-style-name="Обычный" style:family="paragraph">
      <style:text-properties fo:language="en" fo:country="US"/>
    </style:style>
    <style:style style:name="P389" style:parent-style-name="Обычный" style:family="paragraph">
      <style:text-properties fo:language="en" fo:country="US"/>
    </style:style>
    <style:style style:name="P390" style:parent-style-name="Обычный" style:family="paragraph">
      <style:text-properties fo:language="en" fo:country="US"/>
    </style:style>
    <style:style style:name="P391" style:parent-style-name="Обычный" style:family="paragraph">
      <style:text-properties fo:language="en" fo:country="US"/>
    </style:style>
    <style:style style:name="P392" style:parent-style-name="Обычный" style:family="paragraph">
      <style:text-properties fo:language="en" fo:country="US"/>
    </style:style>
    <style:style style:name="P393" style:parent-style-name="Обычный" style:family="paragraph">
      <style:text-properties fo:language="en" fo:country="US"/>
    </style:style>
    <style:style style:name="P394" style:parent-style-name="Обычный" style:family="paragraph">
      <style:text-properties fo:language="en" fo:country="US"/>
    </style:style>
    <style:style style:name="P395" style:parent-style-name="Обычный" style:family="paragraph">
      <style:text-properties fo:language="en" fo:country="US"/>
    </style:style>
    <style:style style:name="P396" style:parent-style-name="Обычный" style:family="paragraph">
      <style:text-properties fo:language="en" fo:country="US"/>
    </style:style>
    <style:style style:name="P397" style:parent-style-name="Обычный" style:family="paragraph">
      <style:text-properties fo:language="en" fo:country="US"/>
    </style:style>
    <style:style style:name="P398" style:parent-style-name="Обычный" style:family="paragraph">
      <style:text-properties fo:language="en" fo:country="US"/>
    </style:style>
    <style:style style:name="P399" style:parent-style-name="Обычный" style:family="paragraph">
      <style:text-properties fo:language="en" fo:country="US"/>
    </style:style>
    <style:style style:name="P400" style:parent-style-name="Обычный" style:family="paragraph">
      <style:text-properties fo:language="en" fo:country="US"/>
    </style:style>
    <style:style style:name="P401" style:parent-style-name="Обычный" style:family="paragraph">
      <style:text-properties fo:language="en" fo:country="US"/>
    </style:style>
    <style:style style:name="P402" style:parent-style-name="Обычный" style:family="paragraph">
      <style:text-properties fo:language="en" fo:country="US"/>
    </style:style>
    <style:style style:name="P403" style:parent-style-name="Обычный" style:family="paragraph">
      <style:text-properties fo:language="en" fo:country="US"/>
    </style:style>
    <style:style style:name="P404" style:parent-style-name="Обычный" style:family="paragraph">
      <style:text-properties fo:language="en" fo:country="US"/>
    </style:style>
    <style:style style:name="P405" style:parent-style-name="Обычный" style:family="paragraph">
      <style:text-properties fo:language="en" fo:country="US"/>
    </style:style>
    <style:style style:name="P406" style:parent-style-name="Обычный" style:family="paragraph">
      <style:text-properties fo:language="en" fo:country="US"/>
    </style:style>
    <style:style style:name="P407" style:parent-style-name="Обычный" style:family="paragraph">
      <style:text-properties fo:language="en" fo:country="US"/>
    </style:style>
    <style:style style:name="P408" style:parent-style-name="Обычный" style:family="paragraph">
      <style:text-properties fo:language="en" fo:country="US"/>
    </style:style>
    <style:style style:name="P409" style:parent-style-name="Обычный" style:family="paragraph">
      <style:text-properties fo:language="en" fo:country="US"/>
    </style:style>
    <style:style style:name="P410" style:parent-style-name="Обычный" style:family="paragraph">
      <style:text-properties fo:language="en" fo:country="US"/>
    </style:style>
    <style:style style:name="P411" style:parent-style-name="Обычный" style:family="paragraph">
      <style:text-properties fo:language="en" fo:country="US"/>
    </style:style>
    <style:style style:name="P412" style:parent-style-name="Обычный" style:family="paragraph">
      <style:text-properties fo:language="en" fo:country="US"/>
    </style:style>
    <style:style style:name="P413" style:parent-style-name="Обычный" style:family="paragraph">
      <style:text-properties fo:language="en" fo:country="US"/>
    </style:style>
    <style:style style:name="P414" style:parent-style-name="Обычный" style:family="paragraph">
      <style:text-properties fo:language="en" fo:country="US"/>
    </style:style>
    <style:style style:name="P415" style:parent-style-name="Обычный" style:family="paragraph">
      <style:text-properties fo:language="en" fo:country="US"/>
    </style:style>
    <style:style style:name="P416" style:parent-style-name="Обычный" style:family="paragraph">
      <style:text-properties fo:language="en" fo:country="US"/>
    </style:style>
    <style:style style:name="P417" style:parent-style-name="Обычный" style:family="paragraph">
      <style:text-properties fo:language="en" fo:country="US"/>
    </style:style>
    <style:style style:name="P418" style:parent-style-name="Обычный" style:family="paragraph">
      <style:text-properties fo:language="en" fo:country="US"/>
    </style:style>
    <style:style style:name="P419" style:parent-style-name="Обычный" style:family="paragraph">
      <style:text-properties fo:language="en" fo:country="US"/>
    </style:style>
    <style:style style:name="P420" style:parent-style-name="Обычный" style:family="paragraph">
      <style:text-properties fo:language="en" fo:country="US"/>
    </style:style>
    <style:style style:name="P421" style:parent-style-name="Обычный" style:family="paragraph">
      <style:text-properties fo:language="en" fo:country="US"/>
    </style:style>
    <style:style style:name="P422" style:parent-style-name="Обычный" style:family="paragraph">
      <style:text-properties fo:language="en" fo:country="US"/>
    </style:style>
    <style:style style:name="P423" style:parent-style-name="Обычный" style:family="paragraph">
      <style:text-properties fo:language="en" fo:country="US"/>
    </style:style>
    <style:style style:name="P424" style:parent-style-name="Обычный" style:family="paragraph">
      <style:text-properties fo:language="en" fo:country="US"/>
    </style:style>
    <style:style style:name="P425" style:parent-style-name="Обычный" style:family="paragraph">
      <style:text-properties fo:language="en" fo:country="US"/>
    </style:style>
    <style:style style:name="P426" style:parent-style-name="Обычный" style:family="paragraph">
      <style:text-properties fo:language="en" fo:country="US"/>
    </style:style>
    <style:style style:name="P427" style:parent-style-name="Обычный" style:family="paragraph">
      <style:text-properties fo:language="en" fo:country="US"/>
    </style:style>
    <style:style style:name="P428" style:parent-style-name="Обычный" style:family="paragraph">
      <style:text-properties fo:language="en" fo:country="US"/>
    </style:style>
    <style:style style:name="P429" style:parent-style-name="Обычный" style:family="paragraph">
      <style:text-properties fo:language="en" fo:country="US"/>
    </style:style>
    <style:style style:name="P430" style:parent-style-name="Обычный" style:family="paragraph">
      <style:text-properties fo:language="en" fo:country="US"/>
    </style:style>
    <style:style style:name="P431" style:parent-style-name="Обычный" style:family="paragraph">
      <style:text-properties fo:language="en" fo:country="US"/>
    </style:style>
    <style:style style:name="P432" style:parent-style-name="Обычный" style:family="paragraph">
      <style:text-properties fo:language="en" fo:country="US"/>
    </style:style>
    <style:style style:name="P433" style:parent-style-name="Обычный" style:family="paragraph">
      <style:text-properties fo:language="en" fo:country="US"/>
    </style:style>
    <style:style style:name="P434" style:parent-style-name="Обычный" style:family="paragraph">
      <style:text-properties fo:language="en" fo:country="US"/>
    </style:style>
    <style:style style:name="P435" style:parent-style-name="Обычный" style:family="paragraph">
      <style:text-properties fo:language="en" fo:country="US"/>
    </style:style>
    <style:style style:name="P436" style:parent-style-name="Обычный" style:family="paragraph">
      <style:text-properties fo:language="en" fo:country="US"/>
    </style:style>
    <style:style style:name="P437" style:parent-style-name="Обычный" style:family="paragraph">
      <style:text-properties fo:language="en" fo:country="US"/>
    </style:style>
    <style:style style:name="P438" style:parent-style-name="Обычный" style:family="paragraph">
      <style:text-properties fo:language="en" fo:country="US"/>
    </style:style>
    <style:style style:name="P439" style:parent-style-name="Обычный" style:family="paragraph">
      <style:text-properties fo:language="en" fo:country="US"/>
    </style:style>
    <style:style style:name="P440" style:parent-style-name="Обычный" style:family="paragraph">
      <style:text-properties fo:language="en" fo:country="US"/>
    </style:style>
    <style:style style:name="P441" style:parent-style-name="Обычный" style:family="paragraph">
      <style:text-properties fo:language="en" fo:country="US"/>
    </style:style>
    <style:style style:name="P442" style:parent-style-name="Обычный" style:family="paragraph">
      <style:text-properties fo:language="en" fo:country="US"/>
    </style:style>
    <style:style style:name="P443" style:parent-style-name="Обычный" style:family="paragraph">
      <style:text-properties fo:language="en" fo:country="US"/>
    </style:style>
    <style:style style:name="P444" style:parent-style-name="Обычный" style:family="paragraph">
      <style:text-properties fo:language="en" fo:country="US"/>
    </style:style>
    <style:style style:name="P445" style:parent-style-name="Обычный" style:family="paragraph">
      <style:text-properties fo:language="en" fo:country="US"/>
    </style:style>
    <style:style style:name="P446" style:parent-style-name="Обычный" style:family="paragraph">
      <style:text-properties fo:language="en" fo:country="US"/>
    </style:style>
    <style:style style:name="P447" style:parent-style-name="Обычный" style:family="paragraph">
      <style:text-properties fo:language="en" fo:country="US"/>
    </style:style>
    <style:style style:name="P448" style:parent-style-name="Обычный" style:family="paragraph">
      <style:text-properties fo:language="en" fo:country="US"/>
    </style:style>
    <style:style style:name="P449" style:parent-style-name="Обычный" style:family="paragraph">
      <style:text-properties fo:language="en" fo:country="US"/>
    </style:style>
    <style:style style:name="P450" style:parent-style-name="Обычный" style:family="paragraph">
      <style:text-properties fo:language="en" fo:country="US"/>
    </style:style>
    <style:style style:name="P451" style:parent-style-name="Обычный" style:family="paragraph">
      <style:text-properties fo:language="en" fo:country="US"/>
    </style:style>
    <style:style style:name="P452" style:parent-style-name="Обычный" style:family="paragraph">
      <style:text-properties fo:language="en" fo:country="US"/>
    </style:style>
    <style:style style:name="P453" style:parent-style-name="Обычный" style:family="paragraph">
      <style:text-properties fo:language="en" fo:country="US"/>
    </style:style>
    <style:style style:name="P454" style:parent-style-name="Обычный" style:family="paragraph">
      <style:text-properties fo:language="en" fo:country="US"/>
    </style:style>
    <style:style style:name="P455" style:parent-style-name="Обычный" style:family="paragraph">
      <style:text-properties fo:language="en" fo:country="US"/>
    </style:style>
    <style:style style:name="P456" style:parent-style-name="Обычный" style:family="paragraph">
      <style:text-properties fo:language="en" fo:country="US"/>
    </style:style>
    <style:style style:name="P457" style:parent-style-name="Обычный" style:family="paragraph">
      <style:text-properties fo:language="en" fo:country="US"/>
    </style:style>
    <style:style style:name="P458" style:parent-style-name="Обычный" style:family="paragraph">
      <style:text-properties fo:language="en" fo:country="US"/>
    </style:style>
    <style:style style:name="P459" style:parent-style-name="Обычный" style:family="paragraph">
      <style:text-properties fo:language="en" fo:country="US"/>
    </style:style>
    <style:style style:name="P460" style:parent-style-name="Обычный" style:family="paragraph">
      <style:text-properties fo:language="en" fo:country="US"/>
    </style:style>
    <style:style style:name="P461" style:parent-style-name="Обычный" style:family="paragraph">
      <style:text-properties fo:language="en" fo:country="US"/>
    </style:style>
    <style:style style:name="P462" style:parent-style-name="Обычный" style:family="paragraph">
      <style:text-properties fo:language="en" fo:country="US"/>
    </style:style>
    <style:style style:name="P463" style:parent-style-name="Обычный" style:family="paragraph">
      <style:text-properties fo:language="en" fo:country="US"/>
    </style:style>
    <style:style style:name="P464" style:parent-style-name="Обычный" style:family="paragraph">
      <style:text-properties fo:language="en" fo:country="US"/>
    </style:style>
    <style:style style:name="P465" style:parent-style-name="Обычный" style:family="paragraph">
      <style:text-properties fo:language="en" fo:country="US"/>
    </style:style>
    <style:style style:name="P466" style:parent-style-name="Обычный" style:family="paragraph">
      <style:text-properties fo:language="en" fo:country="US"/>
    </style:style>
    <style:style style:name="P467" style:parent-style-name="Обычный" style:family="paragraph">
      <style:text-properties fo:language="en" fo:country="US"/>
    </style:style>
    <style:style style:name="P468" style:parent-style-name="Обычный" style:family="paragraph">
      <style:text-properties fo:language="en" fo:country="US"/>
    </style:style>
    <style:style style:name="P469" style:parent-style-name="Обычный" style:family="paragraph">
      <style:text-properties fo:language="en" fo:country="US"/>
    </style:style>
    <style:style style:name="P470" style:parent-style-name="Обычный" style:family="paragraph">
      <style:text-properties fo:language="en" fo:country="US"/>
    </style:style>
    <style:style style:name="P471" style:parent-style-name="Обычный" style:family="paragraph">
      <style:text-properties fo:language="en" fo:country="US"/>
    </style:style>
    <style:style style:name="P472" style:parent-style-name="Обычный" style:family="paragraph">
      <style:text-properties fo:language="en" fo:country="US"/>
    </style:style>
    <style:style style:name="P473" style:parent-style-name="Обычный" style:family="paragraph">
      <style:text-properties fo:language="en" fo:country="US"/>
    </style:style>
    <style:style style:name="P474" style:parent-style-name="Обычный" style:family="paragraph">
      <style:text-properties fo:language="en" fo:country="US"/>
    </style:style>
    <style:style style:name="P475" style:parent-style-name="Обычный" style:family="paragraph">
      <style:text-properties fo:language="en" fo:country="US"/>
    </style:style>
    <style:style style:name="P476" style:parent-style-name="Обычный" style:family="paragraph">
      <style:text-properties fo:language="en" fo:country="US"/>
    </style:style>
    <style:style style:name="P477" style:parent-style-name="Обычный" style:family="paragraph">
      <style:text-properties fo:language="en" fo:country="US"/>
    </style:style>
    <style:style style:name="P478" style:parent-style-name="Обычный" style:family="paragraph">
      <style:text-properties fo:language="en" fo:country="US"/>
    </style:style>
    <style:style style:name="P479" style:parent-style-name="Обычный" style:family="paragraph">
      <style:text-properties fo:language="en" fo:country="US"/>
    </style:style>
    <style:style style:name="P480" style:parent-style-name="Обычный" style:family="paragraph">
      <style:text-properties fo:language="en" fo:country="US"/>
    </style:style>
    <style:style style:name="P481" style:parent-style-name="Обычный" style:family="paragraph">
      <style:text-properties fo:language="en" fo:country="US"/>
    </style:style>
    <style:style style:name="P482" style:parent-style-name="Обычный" style:family="paragraph">
      <style:text-properties fo:language="en" fo:country="US"/>
    </style:style>
    <style:style style:name="P483" style:parent-style-name="Обычный" style:family="paragraph">
      <style:text-properties fo:language="en" fo:country="US"/>
    </style:style>
    <style:style style:name="P484" style:parent-style-name="Обычный" style:family="paragraph">
      <style:text-properties fo:language="en" fo:country="US"/>
    </style:style>
    <style:style style:name="P485" style:parent-style-name="Обычный" style:family="paragraph">
      <style:text-properties fo:language="en" fo:country="US"/>
    </style:style>
    <style:style style:name="P486" style:parent-style-name="Обычный" style:family="paragraph">
      <style:text-properties fo:language="en" fo:country="US"/>
    </style:style>
    <style:style style:name="P487" style:parent-style-name="Обычный" style:family="paragraph">
      <style:text-properties fo:language="en" fo:country="US"/>
    </style:style>
    <style:style style:name="P488" style:parent-style-name="Обычный" style:family="paragraph">
      <style:text-properties fo:language="en" fo:country="US"/>
    </style:style>
    <style:style style:name="P489" style:parent-style-name="Обычный" style:family="paragraph">
      <style:text-properties fo:language="en" fo:country="US"/>
    </style:style>
    <style:style style:name="P490" style:parent-style-name="Обычный" style:family="paragraph">
      <style:text-properties fo:language="en" fo:country="US"/>
    </style:style>
    <style:style style:name="P491" style:parent-style-name="Обычный" style:family="paragraph">
      <style:text-properties fo:language="en" fo:country="US"/>
    </style:style>
    <style:style style:name="P492" style:parent-style-name="Обычный" style:family="paragraph">
      <style:text-properties fo:language="en" fo:country="US"/>
    </style:style>
    <style:style style:name="P493" style:parent-style-name="Обычный" style:family="paragraph">
      <style:text-properties fo:language="en" fo:country="US"/>
    </style:style>
    <style:style style:name="P494" style:parent-style-name="Обычный" style:family="paragraph">
      <style:text-properties fo:language="en" fo:country="US"/>
    </style:style>
    <style:style style:name="P495" style:parent-style-name="Обычный" style:family="paragraph">
      <style:text-properties fo:language="en" fo:country="US"/>
    </style:style>
    <style:style style:name="P496" style:parent-style-name="Обычный" style:family="paragraph">
      <style:text-properties fo:language="en" fo:country="US"/>
    </style:style>
    <style:style style:name="P497" style:parent-style-name="Обычный" style:family="paragraph">
      <style:text-properties fo:language="en" fo:country="US"/>
    </style:style>
    <style:style style:name="P498" style:parent-style-name="Обычный" style:family="paragraph">
      <style:text-properties fo:language="en" fo:country="US"/>
    </style:style>
    <style:style style:name="P499" style:parent-style-name="Обычный" style:family="paragraph">
      <style:text-properties fo:language="en" fo:country="US"/>
    </style:style>
    <style:style style:name="P500" style:parent-style-name="Обычный" style:family="paragraph">
      <style:text-properties fo:language="en" fo:country="US"/>
    </style:style>
    <style:style style:name="P501" style:parent-style-name="Обычный" style:family="paragraph">
      <style:text-properties fo:language="en" fo:country="US"/>
    </style:style>
    <style:style style:name="P502" style:parent-style-name="Обычный" style:family="paragraph">
      <style:text-properties fo:language="en" fo:country="US"/>
    </style:style>
    <style:style style:name="P503" style:parent-style-name="Обычный" style:family="paragraph">
      <style:text-properties fo:language="en" fo:country="US"/>
    </style:style>
    <style:style style:name="P504" style:parent-style-name="Обычный" style:family="paragraph">
      <style:text-properties fo:language="en" fo:country="US"/>
    </style:style>
    <style:style style:name="P505" style:parent-style-name="Обычный" style:family="paragraph">
      <style:text-properties fo:language="en" fo:country="US"/>
    </style:style>
    <style:style style:name="P506" style:parent-style-name="Обычный" style:family="paragraph">
      <style:text-properties fo:language="en" fo:country="US"/>
    </style:style>
    <style:style style:name="P507" style:parent-style-name="Обычный" style:family="paragraph">
      <style:text-properties fo:language="en" fo:country="US"/>
    </style:style>
    <style:style style:name="P508" style:parent-style-name="Обычный" style:family="paragraph">
      <style:text-properties fo:language="en" fo:country="US"/>
    </style:style>
    <style:style style:name="P509" style:parent-style-name="Обычный" style:family="paragraph">
      <style:text-properties fo:language="en" fo:country="US"/>
    </style:style>
    <style:style style:name="P510" style:parent-style-name="Обычный" style:family="paragraph">
      <style:text-properties fo:language="en" fo:country="US"/>
    </style:style>
    <style:style style:name="P511" style:parent-style-name="Обычный" style:family="paragraph">
      <style:text-properties fo:language="en" fo:country="US"/>
    </style:style>
    <style:style style:name="P512" style:parent-style-name="Обычный" style:family="paragraph">
      <style:text-properties fo:language="en" fo:country="US"/>
    </style:style>
    <style:style style:name="P513" style:parent-style-name="Обычный" style:family="paragraph">
      <style:text-properties fo:language="en" fo:country="US"/>
    </style:style>
    <style:style style:name="P514" style:parent-style-name="Обычный" style:family="paragraph">
      <style:text-properties fo:language="en" fo:country="US"/>
    </style:style>
    <style:style style:name="P515" style:parent-style-name="Обычный" style:family="paragraph">
      <style:text-properties fo:language="en" fo:country="US"/>
    </style:style>
    <style:style style:name="P516" style:parent-style-name="Обычный" style:family="paragraph">
      <style:text-properties fo:language="en" fo:country="US"/>
    </style:style>
    <style:style style:name="P517" style:parent-style-name="Обычный" style:family="paragraph">
      <style:text-properties fo:language="en" fo:country="US"/>
    </style:style>
    <style:style style:name="P518" style:parent-style-name="Обычный" style:family="paragraph">
      <style:text-properties fo:language="en" fo:country="US"/>
    </style:style>
    <style:style style:name="P519" style:parent-style-name="Обычный" style:family="paragraph">
      <style:text-properties fo:language="en" fo:country="US"/>
    </style:style>
    <style:style style:name="P520" style:parent-style-name="Обычный" style:family="paragraph">
      <style:text-properties fo:language="en" fo:country="US"/>
    </style:style>
    <style:style style:name="P521" style:parent-style-name="Обычный" style:family="paragraph">
      <style:text-properties fo:language="en" fo:country="US"/>
    </style:style>
    <style:style style:name="P522" style:parent-style-name="Обычный" style:family="paragraph">
      <style:text-properties fo:language="en" fo:country="US"/>
    </style:style>
    <style:style style:name="P523" style:parent-style-name="Обычный" style:family="paragraph">
      <style:text-properties fo:language="en" fo:country="US"/>
    </style:style>
    <style:style style:name="P524" style:parent-style-name="Обычный" style:family="paragraph">
      <style:text-properties fo:language="en" fo:country="US"/>
    </style:style>
    <style:style style:name="P525" style:parent-style-name="Обычный" style:family="paragraph">
      <style:text-properties fo:language="en" fo:country="US"/>
    </style:style>
    <style:style style:name="P526" style:parent-style-name="Обычный" style:family="paragraph">
      <style:text-properties fo:language="en" fo:country="US"/>
    </style:style>
    <style:style style:name="P527" style:parent-style-name="Обычный" style:family="paragraph">
      <style:text-properties fo:language="en" fo:country="US"/>
    </style:style>
    <style:style style:name="P528" style:parent-style-name="Обычный" style:family="paragraph">
      <style:text-properties fo:language="en" fo:country="US"/>
    </style:style>
    <style:style style:name="P529" style:parent-style-name="Обычный" style:family="paragraph">
      <style:text-properties fo:language="en" fo:country="US"/>
    </style:style>
    <style:style style:name="P530" style:parent-style-name="Обычный" style:family="paragraph">
      <style:text-properties fo:language="en" fo:country="US"/>
    </style:style>
    <style:style style:name="P531" style:parent-style-name="Обычный" style:family="paragraph">
      <style:text-properties fo:language="en" fo:country="US"/>
    </style:style>
    <style:style style:name="P532" style:parent-style-name="Обычный" style:family="paragraph">
      <style:text-properties fo:language="en" fo:country="US"/>
    </style:style>
    <style:style style:name="P533" style:parent-style-name="Обычный" style:family="paragraph">
      <style:text-properties fo:language="en" fo:country="US"/>
    </style:style>
    <style:style style:name="P534" style:parent-style-name="Обычный" style:family="paragraph">
      <style:text-properties fo:language="en" fo:country="US"/>
    </style:style>
    <style:style style:name="P535" style:parent-style-name="Обычный" style:family="paragraph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 <text:s text:c="4"/>МОЭВМ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 №1</text:span></text:p>
      <text:p text:style-name="P20"><text:span text:style-name="T21">по<text:s/></text:span><text:span text:style-name="T22">дисциплине «Алгоритмы и структуры данных»</text:span></text:p>
      <text:p text:style-name="P23"><text:span text:style-name="T24">Тема: Рекурсия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<text:span text:style-name="T38">Студент гр. 7381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Машина Ю. Д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 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18</text:p>
      <text:soft-page-break/>
      <text:p text:style-name="P54">Цель работы.</text:p>
      <text:p text:style-name="P55">Ознакомиться с основными методами использования рекурсии и написать программу с использованием<text:s/>рекурсии.</text:p>
      <text:p text:style-name="P56">Задание.</text:p>
      <text:p text:style-name="P57"><text:span text:style-name="T58">Вариант 1</text:span><text:span text:style-name="T59">3</text:span><text:span text:style-name="T60">.</text:span></text:p>
      <text:p text:style-name="P61"><text:span text:style-name="T62">Построить синтаксический анализатор для понятия<text:s/></text:span><text:span text:style-name="T63">скобки.</text:span></text:p>
      <text:p text:style-name="P64"><text:span text:style-name="T65">скобки::=</text:span><text:span text:style-name="T66">А</text:span><text:span text:style-name="T67"> </text:span><text:span text:style-name="T68">|</text:span><text:span text:style-name="T69"> скобка  скобки</text:span></text:p>
      <text:p text:style-name="P70"><text:span text:style-name="T71">скобка::=<text:s/></text:span><text:span text:style-name="T72">(<text:s/></text:span><text:span text:style-name="T73">B<text:s/></text:span><text:span text:style-name="T74">скобки</text:span><text:span text:style-name="T75">)</text:span></text:p>
      <text:p text:style-name="P76">Основные теоретические положения.</text:p>
      <text:p text:style-name="P77">Рекурсия — определение, описание, изображение какого-либо объекта или процесса внутри<text:s/>самого этого объекта или процесса, то есть ситуация, когда объект является частью самого себя.</text:p>
      <text:p text:style-name="P78">Ход работы:</text:p>
      <text:p text:style-name="P79"><text:span text:style-name="T80">Программа посимвольно считывает входные данные, а именно последовательность символов ASCII. Исходная строка выводится на консоль до запуска программ</text:span><text:span text:style-name="T81">ы. По результату обработки исходная строка выводится вплоть до ошибочного символа, если таковой был найден, и не выводится, если она верна. Соответствующие сообщения об ошибке или корректности считанной строки присутствуют в коде. В ходе выполнения програм</text:span><text:span text:style-name="T82">мы на консоль отображается глубина рекурсии.<text:s/></text:span></text:p>
      <text:p text:style-name="P83"/>
      <text:p text:style-name="P84"><text:span text:style-name="T85">Функция</text:span><text:span text:style-name="T86"><text:s/></text:span><text:span text:style-name="T87">int brackets(</text:span><text:span text:style-name="T88">int offsetindex</text:span><text:span text:style-name="T89">,<text:s/></text:span><text:span text:style-name="T90">char a</text:span><text:span text:style-name="T91">)</text:span></text:p>
      <text:p text:style-name="P92"><text:span text:style-name="T93"><text:tab/></text:span><text:span text:style-name="T94">Рекурсивная функция.</text:span></text:p>
      <text:p text:style-name="P95"><text:span text:style-name="T96">Аргументы:</text:span><text:span text:style-name="T97"><text:s/></text:span></text:p>
      <text:p text:style-name="P98"><text:span text:style-name="T99">offsetindex –<text:s/></text:span><text:span text:style-name="T100">индекс отступа, который увеличивается, чтобы при демонстрации следующего входа в функцию отступ был больше.</text:span></text:p>
      <text:p text:style-name="P101"><text:span text:style-name="T102">a –</text:span><text:span text:style-name="T103"><text:s/></text:span><text:span text:style-name="T104">текущий символ на проверку.</text:span></text:p>
      <text:p text:style-name="P105">Возвращаемое значение:</text:p>
      <text:p text:style-name="P106">0 – если обрабатываемый символ не принадлежит грамматике.</text:p>
      <text:p text:style-name="P107"><text:span text:style-name="T108">1 – если обрабатываемый символ принадлежит грамматике.</text:span></text:p>
      <text:p text:style-name="P109"/>
      <text:p text:style-name="P110">Описание:</text:p>
      <text:p text:style-name="P111">Пробелы игнорируются.</text:p>
      <text:p text:style-name="P112"><text:span text:style-name="T113">Если текущий символ – ‘</text:span><text:span text:style-name="T114">A</text:span><text:span text:style-name="T115">’<text:s/></text:span><text:span text:style-name="T116">brackets</text:span><text:span text:style-name="T117"><text:s/></text:span><text:span text:style-name="T118">возвращает 1.<text:s/></text:span></text:p>
      <text:p text:style-name="P119"><text:span text:style-name="T120">Если теку</text:span><text:span text:style-name="T121">щий символ – не ‘(‘, не<text:s/></text:span><text:span text:style-name="T122">‘</text:span><text:span text:style-name="T123">В</text:span><text:span text:style-name="T124">’<text:s/></text:span><text:span text:style-name="T125">и не<text:s/></text:span><text:span text:style-name="T126">‘</text:span><text:span text:style-name="T127">)</text:span><text:span text:style-name="T128">’</text:span><text:span text:style-name="T129">– вызывается функция<text:s/></text:span><text:span text:style-name="T130">error</text:span><text:span text:style-name="T131"><text:s/></text:span><text:span text:style-name="T132">с параметром 1 , а программа возвращает 0.</text:span><text:span text:style-name="T133"><text:s/></text:span><text:span text:style-name="T134">В противном случае вызывается функция<text:s/></text:span><text:span text:style-name="T135">bracket</text:span><text:span text:style-name="T136"><text:s/>c<text:s/></text:span><text:span text:style-name="T137">параметрами<text:s/></text:span><text:span text:style-name="T138">offsetindex</text:span><text:span text:style-name="T139"><text:s/></text:span><text:span text:style-name="T140">и</text:span><text:span text:style-name="T141"><text:s/></text:span><text:span text:style-name="T142">a</text:span><text:span text:style-name="T143">. Если в функции<text:s/></text:span><text:span text:style-name="T144">bracket</text:span><text:span text:style-name="T145"><text:s/></text:span><text:span text:style-name="T146">не была обнаружена ошибка, то есть если функция<text:s/></text:span><text:span text:style-name="T147">bracket</text:span><text:span text:style-name="T148"><text:s/>вернула 1, то вызывается функция<text:s/></text:span><text:span text:style-name="T149">brackets</text:span><text:span text:style-name="T150">.</text:span></text:p>
      <text:p text:style-name="P151"><text:span text:style-name="T152">Во всех остальных случаях функция<text:s/></text:span><text:span text:style-name="T153">brackets</text:span><text:span text:style-name="T154"><text:s/></text:span><text:span text:style-name="T155">возвращает 0.</text:span></text:p>
      <text:p text:style-name="P156"/>
      <text:p text:style-name="P157"><text:span text:style-name="T158">Функция</text:span><text:span text:style-name="T159"><text:s/></text:span><text:span text:style-name="T160">int bracket(</text:span><text:span text:style-name="T161">int offsetindex</text:span><text:span text:style-name="T162">,<text:s/></text:span><text:span text:style-name="T163">char a</text:span><text:span text:style-name="T164">)</text:span></text:p>
      <text:p text:style-name="P165"><text:span text:style-name="T166"><text:tab/></text:span><text:span text:style-name="T167">Рекурсивная функция.</text:span></text:p>
      <text:p text:style-name="P168"><text:span text:style-name="T169">Аргументы:</text:span><text:span text:style-name="T170"><text:s/></text:span></text:p>
      <text:p text:style-name="P171"><text:span text:style-name="T172">offsetindex –<text:s/></text:span><text:span text:style-name="T173">индекс отступа, который увеличивается, чтобы при демон</text:span><text:span text:style-name="T174">страции следующего входа в функцию отступ был больше.</text:span></text:p>
      <text:p text:style-name="P175"><text:span text:style-name="T176">a –</text:span><text:span text:style-name="T177"><text:s/>текущий символ на проверку.</text:span></text:p>
      <text:p text:style-name="P178">Возвращаемое значение:</text:p>
      <text:p text:style-name="P179">0 – если обрабатываемый символ не принадлежит грамматике.</text:p>
      <text:p text:style-name="P180"><text:span text:style-name="T181">1 – если обрабатываемый символ принадлежит грамматике.</text:span></text:p>
      <text:p text:style-name="P182"/>
      <text:p text:style-name="P183">Описание:</text:p>
      <text:p text:style-name="P184">Пробелы игнорируются.</text:p>
      <text:p text:style-name="P185"><text:span text:style-name="T186">Если текущий символ не является пробелом,<text:s/></text:span><text:span text:style-name="T187">‘(’, ’)’<text:s/></text:span><text:span text:style-name="T188">и</text:span><text:span text:style-name="T189"><text:s/>’B</text:span><text:span text:style-name="T190">, вызывается функция<text:s/></text:span><text:span text:style-name="T191">error</text:span><text:span text:style-name="T192"><text:s/></text:span><text:span text:style-name="T193">с параметром 1. Если текущий знак –<text:s/></text:span><text:span text:style-name="T194">‘(’</text:span><text:span text:style-name="T195">, из потока в текущий символ записывается следующий символ, пробелы игнорируются. Если этот символ не является пробелом,<text:s/></text:span><text:span text:style-name="T196">‘(’, ’)’<text:s/></text:span><text:span text:style-name="T197">и</text:span><text:span text:style-name="T198"><text:s/>’B</text:span><text:span text:style-name="T199">,</text:span><text:span text:style-name="T200"><text:s/>вызывается функция<text:s/></text:span><text:span text:style-name="T201">error</text:span><text:span text:style-name="T202"><text:s/></text:span><text:span text:style-name="T203">с параметром 1, а программа возвращает 0. Если он является открываюзей скобкой<text:s/></text:span><text:span text:style-name="T204">‘</text:span><text:span text:style-name="T205">(</text:span><text:span text:style-name="T206">‘</text:span><text:span text:style-name="T207">, из потока в текущий символ записывается следующий символ, пробелы игнорируются. Если этот символ не является пробелом,</text:span><text:span text:style-name="T208"><text:s/>’)’<text:s/></text:span><text:span text:style-name="T209">и</text:span><text:span text:style-name="T210"><text:s/>’B</text:span><text:span text:style-name="T211">,<text:s/></text:span><text:soft-page-break/><text:span text:style-name="T212">вызывается функци</text:span><text:span text:style-name="T213">я<text:s/></text:span><text:span text:style-name="T214">error</text:span><text:span text:style-name="T215"><text:s/></text:span><text:span text:style-name="T216">с параметром 1, а программа возвращает 0. Если текущий символ –<text:s/></text:span><text:span text:style-name="T217">‘</text:span><text:span text:style-name="T218">В</text:span><text:span text:style-name="T219">’,<text:s/></text:span><text:span text:style-name="T220">то вызывается функция<text:s/></text:span><text:span text:style-name="T221">brackets</text:span><text:span text:style-name="T222">,<text:s/></text:span><text:span text:style-name="T223">и если она возвращает 1, то в текущий символ записывается следующий символ из потока, пробелы игнорируются. В противном случае вызывается функция<text:s/></text:span><text:span text:style-name="T224">e</text:span><text:span text:style-name="T225">rror<text:s/></text:span><text:span text:style-name="T226"><text:s/>с параметром 4.</text:span><text:span text:style-name="T227"><text:s/></text:span><text:span text:style-name="T228">Если этот символ – закрывающая скобка<text:s/></text:span><text:span text:style-name="T229">‘)’,<text:s/></text:span><text:span text:style-name="T230">то программа возвращает 1, если этот символ не закрываяющая скобка, то вызывается функция<text:s/></text:span><text:span text:style-name="T231">error<text:s/></text:span><text:span text:style-name="T232"><text:s/>с параметром 2.</text:span><text:span text:style-name="T233"><text:s/></text:span><text:span text:style-name="T234">Если же вызванная ранее функция<text:s/></text:span><text:span text:style-name="T235">brackets<text:s/></text:span><text:span text:style-name="T236">возвращает 0, то вызывается функция<text:s/></text:span><text:span text:style-name="T237">e</text:span><text:span text:style-name="T238">rror<text:s/></text:span><text:span text:style-name="T239"><text:s/>с параметром 3. Во всех остальных случаях функция возвращает 0.</text:span></text:p>
      <text:p text:style-name="P240"/>
      <text:p text:style-name="P241"/>
      <text:p text:style-name="P242"><text:span text:style-name="T243">Функция</text:span><text:span text:style-name="T244"><text:s/></text:span><text:span text:style-name="T245">void Error(int k)</text:span></text:p>
      <text:p text:style-name="P246">Аргументы:</text:p>
      <text:p text:style-name="P247"><text:span text:style-name="T248">k</text:span><text:span text:style-name="T249"><text:s/>– код ошибки.</text:span></text:p>
      <text:p text:style-name="P250">Возвращаемое значение:</text:p>
      <text:p text:style-name="P251">Функция ничего не возвращает.</text:p>
      <text:p text:style-name="P252"><text:span text:style-name="T253">Описание:</text:span></text:p>
      <text:p text:style-name="P254"><text:span text:style-name="T255">В зависимости от значения<text:s/></text:span><text:span text:style-name="T256">k</text:span><text:span text:style-name="T257"><text:s/>выводится соответствующая информация об<text:s/></text:span><text:span text:style-name="T258">ошибке.</text:span></text:p>
      <text:p text:style-name="P259"/>
      <text:p text:style-name="P260"><text:span text:style-name="T261">Функция</text:span><text:span text:style-name="T262"><text:s/></text:span><text:span text:style-name="T263">int</text:span><text:span text:style-name="T264"><text:s/></text:span><text:span text:style-name="T265">main</text:span><text:span text:style-name="T266">()</text:span></text:p>
      <text:p text:style-name="P267"><text:span text:style-name="T268"><text:tab/></text:span><text:span text:style-name="T269">Описание:</text:span></text:p>
      <text:p text:style-name="P270"><text:span text:style-name="T271"><text:tab/>В главной функции программы происходит вызов функции<text:s/></text:span><text:span text:style-name="T272">brackets</text:span><text:span text:style-name="T273"><text:s/></text:span><text:span text:style-name="T274">и</text:span><text:span text:style-name="T275"><text:s/></text:span><text:span text:style-name="T276">проверка, удовлетворены ли все ее условия, то есть, является ли выражение<text:s/></text:span><text:span text:style-name="T277">скобками<text:s/></text:span><text:span text:style-name="T278">или нет. В певом случае выводится «</text:span><text:span text:style-name="T279">Brackets</text:span><text:span text:style-name="T280">»¸ в противном «</text:span><text:span text:style-name="T281">Not bracke</text:span><text:span text:style-name="T282">ts</text:span><text:span text:style-name="T283">»</text:span></text:p>
      <text:p text:style-name="P284"/>
      <text:p text:style-name="P285">Тестирование программы:</text:p>
      <text:p text:style-name="P286"><text:span text:style-name="T287">Файлы с тестовыми данными, находящиеся в директории<text:s/></text:span><text:span text:style-name="T288">Tests</text:span><text:span text:style-name="T289"><text:s/>и имеющие названия вида<text:s/></text:span><text:span text:style-name="T290">testn</text:span><text:span text:style-name="T291">.</text:span><text:span text:style-name="T292">txt</text:span><text:span text:style-name="T293"><text:s/>(1 ≤<text:s/></text:span><text:span text:style-name="T294">n</text:span><text:span text:style-name="T295"><text:s/>≤ 6)</text:span><text:span text:style-name="T296">, проверяют функционал и<text:s/></text:span><text:soft-page-break/><text:span text:style-name="T297">работоспособность написанной программы. Корректность работы программы протестирована как на пустой<text:s/></text:span><text:span text:style-name="T298">строке, так и на строках различной длины и содержания.<text:s/></text:span></text:p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Входные данные</text:p>
          </table:table-cell>
          <table:table-cell table:style-name="TableCell307" table:number-columns-spanned="2">
            <text:p text:style-name="P308">Результат работы программы</text:p>
          </table:table-cell>
          <table:covered-table-cell/>
        </table:table-row>
        <table:table-row table:style-name="TableRow309">
          <table:table-cell table:style-name="TableCell310">
            <text:p text:style-name="P311"><text:span text:style-name="T312">( B ( B ( B ( BA)A)A)A)A</text:span></text:p>
          </table:table-cell>
          <table:table-cell table:style-name="TableCell313" table:number-columns-spanned="2">
            <text:p text:style-name="P314">Brackets</text:p>
            <text:p text:style-name="P315"><text:span text:style-name="T316">(</text:span>Скобки<text:span text:style-name="T317">)</text:span></text:p>
          </table:table-cell>
          <table:covered-table-cell/>
        </table:table-row>
        <table:table-row table:style-name="TableRow318">
          <table:table-cell table:style-name="TableCell319">
            <text:p text:style-name="P320"><text:span text:style-name="T321">(B(B(B(BA)A )A))A</text:span></text:p>
          </table:table-cell>
          <table:table-cell table:style-name="TableCell322" table:number-columns-spanned="2">
            <text:p text:style-name="P323"><text:span text:style-name="T324">Sequenc</text:span><text:span text:style-name="T325">e: (B(B(B(BA)A)A): Missing '('</text:span></text:p>
            <text:p text:style-name="P326"><text:span text:style-name="T327">Sequence</text:span><text:span text:style-name="T328">: (B(B(B(BA)A)A): Extra symbols</text:span></text:p>
            <text:p text:style-name="P329">No other errors</text:p>
            <text:p text:style-name="P330"><text:span text:style-name="T331">(Не хватает<text:s/></text:span><text:span text:style-name="T332">‘(</text:span><text:span text:style-name="T333">’</text:span><text:span text:style-name="T334">)</text:span></text:p>
          </table:table-cell>
          <table:covered-table-cell/>
        </table:table-row>
        <table:table-row table:style-name="TableRow335">
          <table:table-cell table:style-name="TableCell336">
            <text:p text:style-name="P337">(BA)A</text:p>
          </table:table-cell>
          <table:table-cell table:style-name="TableCell338" table:number-columns-spanned="2">
            <text:p text:style-name="P339">Brackets.</text:p>
            <text:p text:style-name="P340">(Cкобки)</text:p>
          </table:table-cell>
          <table:covered-table-cell/>
        </table:table-row>
        <table:table-row table:style-name="TableRow341">
          <table:table-cell table:style-name="TableCell342">
            <text:p text:style-name="P343">(B(B(B(B(B(B(z)A)A)A)A)A)A)A</text:p>
          </table:table-cell>
          <table:table-cell table:style-name="TableCell344" table:number-columns-spanned="2">
            <text:p text:style-name="P345">Sequence: (B(B(B(B(B(B(: Odd symbols in input</text:p>
            <text:p text:style-name="P346">Sequence: (B(B(B(B(B(B(: Missing ')'</text:p>
            <text:p text:style-name="P347">Sequence: (B(B(B(B(B(B(: Missing 'B'</text:p>
            <text:p text:style-name="P348">Sequence: (B(B(B(B(B(B(: Missing '('</text:p>
            <text:p text:style-name="P349">Sequence: (B(B(B(B(B(B(: Extra symbols</text:p>
            <text:p text:style-name="P350"><text:span text:style-name="T351">No other errors</text:span></text:p>
            <text:p text:style-name="P352">(Найден лишний символб не принадлежащий грамматике)</text:p>
          </table:table-cell>
          <table:covered-table-cell/>
        </table:table-row>
        <table:table-row table:style-name="TableRow353">
          <table:table-cell table:style-name="TableCell354">
            <text:p text:style-name="P355">(B(B(B(B(B(B(BA)A)A)A)A)A)A)A</text:p>
          </table:table-cell>
          <table:table-cell table:style-name="TableCell356" table:number-columns-spanned="2">
            <text:p text:style-name="P357"><text:span text:style-name="T358">Brackets</text:span></text:p>
            <text:p text:style-name="P359">(Cкобки)</text:p>
          </table:table-cell>
          <table:covered-table-cell/>
        </table:table-row>
        <table:table-row table:style-name="TableRow360">
          <table:table-cell table:style-name="TableCell361" table:number-columns-spanned="2">
            <text:p text:style-name="P362"><text:span text:style-name="T363">(пустая строка)</text:span></text:p>
          </table:table-cell>
          <table:covered-table-cell/>
          <table:table-cell table:style-name="TableCell364">
            <text:p text:style-name="P365">Input<text:s/>empty</text:p>
            <text:p text:style-name="P366">Not brackets</text:p>
          </table:table-cell>
        </table:table-row>
      </table:table>
      <text:p text:style-name="P367"/>
      <text:p text:style-name="P368">Выводы.</text:p>
      <text:p text:style-name="P369">В ходе выполнения лабораторной работы получены знания о синтаксическом анализаторе и грамматиках, а также закреплены знания по теме «рекурсия».</text:p>
      <text:p text:style-name="P370"/>
      <text:p text:style-name="P371"/>
      <text:soft-page-break/>
      <text:p text:style-name="P372"><text:span text:style-name="T373">Исходный</text:span><text:span text:style-name="T374"><text:s/></text:span><text:span text:style-name="T375">код</text:span><text:span text:style-name="T376">:</text:span></text:p>
      <text:p text:style-name="P377"/>
      <text:p text:style-name="P378">#include &lt;stdio.h&gt;</text:p>
      <text:p text:style-name="P379">#include &lt;ctype.h&gt;</text:p>
      <text:p text:style-name="P380">#include &lt;string.h&gt;</text:p>
      <text:p text:style-name="P381">#include &lt;stdlib.h&gt;</text:p>
      <text:p text:style-name="P382">#define MAX 100</text:p>
      <text:p text:style-name="P383"/>
      <text:p text:style-name="P384">int check (char a){</text:p>
      <text:p text:style-name="P385"><text:tab/>if (a!=')'&amp;&amp;a!='B'&amp;&amp;a!=' '&amp;&amp;a!='('&amp;&amp;a!='A') {</text:p>
      <text:p text:style-name="P386"><text:tab/><text:tab/>return 1;</text:p>
      <text:p text:style-name="P387"><text:tab/><text:tab/>}</text:p>
      <text:p text:style-name="P388"><text:tab/>return 0;</text:p>
      <text:p text:style-name="P389"><text:tab/>}</text:p>
      <text:p text:style-name="P390"/>
      <text:p text:style-name="P391">enum err {err1 = 1, err2, err3, err4};</text:p>
      <text:p text:style-name="P392"/>
      <text:p text:style-name="P393">void error(enum err er, char str[MAX]){</text:p>
      <text:p text:style-name="P394"><text:tab/>switch (er){</text:p>
      <text:p text:style-name="P395"><text:tab/><text:tab/>case 1: printf("\nSequence: %s: Odd symbols in input\n",str);</text:p>
      <text:p text:style-name="P396"><text:tab/><text:tab/>case 2: printf("\nSequence: %s: Missing ')'\n",str);</text:p>
      <text:p text:style-name="P397"><text:tab/><text:tab/>case 3: printf("\nSequence: %s: Missing 'B'\n",str);</text:p>
      <text:p text:style-name="P398"><text:tab/><text:tab/>case 4: printf("\nSequence: %s: Missing '('\n",str);</text:p>
      <text:p text:style-name="P399"><text:tab/><text:tab/>case 5: printf("\nSequence: %s: Extra symbols\n",str);</text:p>
      <text:p text:style-name="P400"><text:tab/><text:tab/>default: printf("\nNo other errors\n");</text:p>
      <text:p text:style-name="P401"><text:tab/>}</text:p>
      <text:p text:style-name="P402">}</text:p>
      <text:p text:style-name="P403"/>
      <text:p text:style-name="P404">int bracket(int offsetindex, char* str, int* chindex);</text:p>
      <text:p text:style-name="P405"/>
      <text:p text:style-name="P406">int brackets(int offsetindex, char* str, int* chindex) {</text:p>
      <text:p text:style-name="P407"><text:tab/>printf("%*s\n", 8+offsetindex*4,"BRACKETS");</text:p>
      <text:p text:style-name="P408"><text:tab/>offsetindex++;</text:p>
      <text:p text:style-name="P409"><text:tab/>char a;</text:p>
      <text:p text:style-name="P410"><text:tab/>while (isspace(a=getchar())) //ignoring spaces</text:p>
      <text:p text:style-name="P411"><text:tab/><text:tab/>;</text:p>
      <text:p text:style-name="P412"><text:tab/>if(a=='\n'||a==EOF){</text:p>
      <text:p text:style-name="P413"><text:tab/><text:tab/>ungetc(a,stdin);</text:p>
      <text:p text:style-name="P414"><text:tab/><text:tab/>return 0;</text:p>
      <text:p text:style-name="P415"><text:tab/>}</text:p>
      <text:p text:style-name="P416"><text:tab/>printf("-processing '%c'-\n", a);</text:p>
      <text:p text:style-name="P417"><text:tab/>if(strlen(str)+1==MAX){</text:p>
      <text:p text:style-name="P418"><text:tab/><text:tab/>printf("More than 100 characters\n");</text:p>
      <text:p text:style-name="P419"><text:tab/><text:tab/>return 0;</text:p>
      <text:p text:style-name="P420"><text:tab/>}</text:p>
      <text:p text:style-name="P421"><text:tab/>if (check(a)) {</text:p>
      <text:p text:style-name="P422"><text:tab/>error(1,str);</text:p>
      <text:p text:style-name="P423"><text:tab/>return 0;</text:p>
      <text:p text:style-name="P424"><text:tab/>}</text:p>
      <text:p text:style-name="P425"><text:tab/>if (a=='A'){</text:p>
      <text:p text:style-name="P426"><text:tab/><text:tab/>str[*chindex]=a;</text:p>
      <text:soft-page-break/>
      <text:p text:style-name="P427"><text:tab/><text:tab/>(*chindex)++;</text:p>
      <text:p text:style-name="P428"><text:tab/><text:tab/>str[*chindex]='\0';</text:p>
      <text:p text:style-name="P429"><text:tab/><text:tab/>return 1;</text:p>
      <text:p text:style-name="P430"><text:tab/>}<text:s/></text:p>
      <text:p text:style-name="P431"><text:tab/>else<text:s/></text:p>
      <text:p text:style-name="P432"><text:tab/>{</text:p>
      <text:p text:style-name="P433"><text:tab/><text:tab/>ungetc(a,stdin);</text:p>
      <text:p text:style-name="P434"><text:tab/><text:tab/>if (bracket(offsetindex, str, chindex)){</text:p>
      <text:p text:style-name="P435"><text:tab/><text:tab/><text:tab/>if(brackets(offsetindex, str, chindex)){</text:p>
      <text:p text:style-name="P436"><text:tab/><text:tab/><text:tab/><text:tab/>return 1;</text:p>
      <text:p text:style-name="P437"><text:tab/><text:tab/><text:tab/>}</text:p>
      <text:p text:style-name="P438"><text:tab/><text:tab/>}</text:p>
      <text:p text:style-name="P439"><text:tab/>}</text:p>
      <text:p text:style-name="P440"><text:tab/>return 0;</text:p>
      <text:p text:style-name="P441">}</text:p>
      <text:p text:style-name="P442"><text:tab/><text:tab/></text:p>
      <text:p text:style-name="P443">int bracket(int offsetindex, char* str, int* chindex){</text:p>
      <text:p text:style-name="P444"><text:tab/>printf("%*s\n", 7+offsetindex*4,"BRACKET");</text:p>
      <text:p text:style-name="P445"><text:tab/>char a;</text:p>
      <text:p text:style-name="P446"><text:tab/>while (isspace(a=getchar()))</text:p>
      <text:p text:style-name="P447"><text:tab/><text:tab/>;</text:p>
      <text:p text:style-name="P448"><text:tab/>if(a=='\n'||a==EOF){</text:p>
      <text:p text:style-name="P449"><text:tab/><text:tab/>ungetc(a,stdin);</text:p>
      <text:p text:style-name="P450"><text:tab/><text:tab/>return 0;</text:p>
      <text:p text:style-name="P451"><text:tab/>}<text:s/></text:p>
      <text:p text:style-name="P452"><text:tab/>printf("-processing '%c'-\n", a);</text:p>
      <text:p text:style-name="P453"><text:tab/>if (check(a)) {</text:p>
      <text:p text:style-name="P454"><text:tab/>error(1,str);</text:p>
      <text:p text:style-name="P455"><text:tab/>return 0;</text:p>
      <text:p text:style-name="P456"><text:tab/>}</text:p>
      <text:p text:style-name="P457"><text:tab/>if(strlen(str)+1==MAX){</text:p>
      <text:p text:style-name="P458"><text:tab/><text:tab/>printf("MAX characters reached\n");</text:p>
      <text:p text:style-name="P459"><text:tab/><text:tab/>return 0;</text:p>
      <text:p text:style-name="P460"><text:tab/>}</text:p>
      <text:p text:style-name="P461"><text:tab/></text:p>
      <text:p text:style-name="P462"><text:tab/>if(a=='('){</text:p>
      <text:p text:style-name="P463"><text:tab/><text:tab/>str[*chindex]=a;</text:p>
      <text:p text:style-name="P464"><text:tab/><text:tab/>(*chindex)++;</text:p>
      <text:p text:style-name="P465"><text:tab/><text:tab/>str[*chindex]='\0';</text:p>
      <text:p text:style-name="P466"><text:tab/><text:tab/>while (isspace(a=getchar()))</text:p>
      <text:p text:style-name="P467"><text:tab/><text:tab/><text:tab/>;</text:p>
      <text:p text:style-name="P468"><text:tab/><text:tab/>if(a=='\n'||a==EOF){</text:p>
      <text:p text:style-name="P469"><text:tab/><text:tab/><text:tab/>ungetc(a,stdin);</text:p>
      <text:p text:style-name="P470"><text:tab/><text:tab/><text:tab/>return 0;</text:p>
      <text:p text:style-name="P471"><text:tab/><text:tab/>}<text:s/></text:p>
      <text:p text:style-name="P472"><text:tab/><text:tab/>printf("-processing '%c'-\n", a);</text:p>
      <text:p text:style-name="P473"><text:tab/><text:tab/>if (check(a)) {</text:p>
      <text:p text:style-name="P474"><text:tab/><text:tab/>error(1,str);</text:p>
      <text:p text:style-name="P475"><text:tab/><text:tab/>return 0;</text:p>
      <text:p text:style-name="P476"><text:tab/><text:tab/>}</text:p>
      <text:p text:style-name="P477"><text:tab/><text:tab/>if(a=='B'){</text:p>
      <text:p text:style-name="P478"><text:tab/><text:tab/>str[*chindex]=a;</text:p>
      <text:soft-page-break/>
      <text:p text:style-name="P479"><text:tab/><text:tab/>(*chindex)++;</text:p>
      <text:p text:style-name="P480"><text:tab/><text:tab/>str[*chindex]='\0';</text:p>
      <text:p text:style-name="P481"><text:tab/><text:tab/><text:tab/>if(brackets(offsetindex, str, chindex)){</text:p>
      <text:p text:style-name="P482"><text:tab/><text:tab/><text:tab/><text:tab/>while (isspace(a=getchar()))</text:p>
      <text:p text:style-name="P483"><text:tab/><text:tab/><text:tab/><text:tab/><text:tab/>;</text:p>
      <text:p text:style-name="P484"><text:tab/><text:tab/><text:tab/><text:tab/>if(a=='\n'||a==EOF){</text:p>
      <text:p text:style-name="P485"><text:tab/><text:tab/><text:tab/><text:tab/><text:tab/>ungetc(a,stdin);</text:p>
      <text:p text:style-name="P486"><text:tab/><text:tab/><text:tab/><text:tab/><text:tab/>return 0;</text:p>
      <text:p text:style-name="P487"><text:tab/><text:tab/><text:tab/><text:tab/>}<text:s/></text:p>
      <text:p text:style-name="P488"><text:tab/><text:tab/><text:tab/><text:tab/>printf("-processing '%c'-\n", a);</text:p>
      <text:p text:style-name="P489"><text:tab/><text:tab/><text:tab/><text:tab/>if(a==')'){</text:p>
      <text:p text:style-name="P490"><text:tab/><text:tab/><text:tab/><text:tab/><text:tab/>str[*chindex]=a;</text:p>
      <text:p text:style-name="P491"><text:tab/><text:tab/><text:tab/><text:tab/><text:tab/>(*chindex)++;</text:p>
      <text:p text:style-name="P492"><text:tab/><text:tab/><text:tab/><text:tab/><text:tab/>str[*chindex]='\0';</text:p>
      <text:p text:style-name="P493"><text:tab/><text:tab/><text:tab/><text:tab/><text:tab/>return 1;</text:p>
      <text:p text:style-name="P494"><text:tab/><text:tab/><text:tab/><text:tab/>}</text:p>
      <text:p text:style-name="P495"><text:tab/><text:tab/><text:tab/><text:tab/>else {</text:p>
      <text:p text:style-name="P496"><text:tab/><text:tab/><text:tab/><text:tab/><text:tab/>error(2,str);</text:p>
      <text:p text:style-name="P497"><text:tab/><text:tab/><text:tab/><text:tab/><text:tab/>return 0;</text:p>
      <text:p text:style-name="P498"><text:tab/><text:tab/><text:tab/><text:tab/>}</text:p>
      <text:p text:style-name="P499"><text:tab/><text:tab/><text:tab/>}</text:p>
      <text:p text:style-name="P500"><text:tab/><text:tab/><text:tab/></text:p>
      <text:p text:style-name="P501"><text:tab/><text:tab/>}</text:p>
      <text:p text:style-name="P502"><text:tab/><text:tab/>else {</text:p>
      <text:p text:style-name="P503"><text:tab/><text:tab/><text:tab/>error(3,str);</text:p>
      <text:p text:style-name="P504"><text:tab/><text:tab/><text:tab/>return 0;</text:p>
      <text:p text:style-name="P505"><text:tab/><text:tab/>}</text:p>
      <text:p text:style-name="P506"><text:tab/>}</text:p>
      <text:p text:style-name="P507"><text:tab/>else {</text:p>
      <text:p text:style-name="P508"><text:tab/><text:tab/>error(4,str);</text:p>
      <text:p text:style-name="P509"><text:tab/><text:tab/>return 0;</text:p>
      <text:p text:style-name="P510"><text:tab/>}</text:p>
      <text:p text:style-name="P511"><text:tab/>return 0;</text:p>
      <text:p text:style-name="P512">}</text:p>
      <text:p text:style-name="P513"/>
      <text:p text:style-name="P514">int main(){</text:p>
      <text:p text:style-name="P515"><text:tab/>char a;</text:p>
      <text:p text:style-name="P516"><text:tab/>a=getchar();</text:p>
      <text:p text:style-name="P517"><text:tab/>if (a== EOF||a=='\n'){</text:p>
      <text:p text:style-name="P518"><text:tab/><text:tab/>printf("Input empty\n");</text:p>
      <text:p text:style-name="P519"><text:tab/><text:tab/>return 0;</text:p>
      <text:p text:style-name="P520"><text:tab/>}</text:p>
      <text:p text:style-name="P521"><text:tab/>else ungetc(a,stdin);</text:p>
      <text:p text:style-name="P522"><text:tab/>char* str=(char*)malloc(MAX*sizeof(char));</text:p>
      <text:p text:style-name="P523"><text:tab/>str[0]='\0';</text:p>
      <text:p text:style-name="P524"><text:tab/>int chindex=0;</text:p>
      <text:p text:style-name="P525"><text:tab/>if(brackets(0, str, &amp;chindex)){</text:p>
      <text:p text:style-name="P526"><text:tab/><text:tab/>if ((a=getchar())=='\n'||a==EOF){</text:p>
      <text:p text:style-name="P527"><text:tab/><text:tab/><text:tab/>printf("\nBrackets\n");</text:p>
      <text:p text:style-name="P528"><text:tab/><text:tab/>}</text:p>
      <text:p text:style-name="P529"><text:tab/><text:tab/>else {</text:p>
      <text:p text:style-name="P530"><text:tab/><text:tab/><text:tab/>error(5,str);</text:p>
      <text:soft-page-break/>
      <text:p text:style-name="P531"><text:tab/><text:tab/><text:tab/>printf("a='%c'\n", a);</text:p>
      <text:p text:style-name="P532"><text:tab/><text:tab/><text:tab/>printf("\nNot brackets\n");</text:p>
      <text:p text:style-name="P533"><text:tab/><text:tab/>}</text:p>
      <text:p text:style-name="P534"><text:tab/>}</text:p>
      <text:p text:style-name="P535"><text:tab/>return 0;</text:p>
      <text:p text:style-name="Обычный"><text:span text:style-name="T53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wiss" style:font-pitch="variable"/>
    <style:font-face style:name="Lohit Devanagari" svg:font-family="Lohit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/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/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ПРОЕКТ ЛЭТИ</dc:title>
    <dc:subject/>
    <meta:initial-creator>SAP</meta:initial-creator>
    <dc:creator>Julia</dc:creator>
    <meta:creation-date>2015-11-10T19:52:00Z</meta:creation-date>
    <dc:date>2018-09-27T13:26:00Z</dc:date>
    <meta:print-date>2018-09-13T12:59:00Z</meta:print-date>
    <meta:template xlink:href="Normal.dotm" xlink:type="simple"/>
    <meta:editing-cycles>78</meta:editing-cycles>
    <meta:editing-duration>PT16080S</meta:editing-duration>
    <meta:document-statistic meta:page-count="9" meta:paragraph-count="15" meta:word-count="1192" meta:character-count="7972" meta:row-count="56" meta:non-whitespace-character-count="6795"/>
  </office:meta>
</office:document-meta>
</file>